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4.833cm" table:align="left"/>
    </style:style>
    <style:style style:name="Tabla1.A" style:family="table-column">
      <style:table-column-properties style:column-width="4.277cm"/>
    </style:style>
    <style:style style:name="Tabla1.B" style:family="table-column">
      <style:table-column-properties style:column-width="10.555cm"/>
    </style:style>
    <style:style style:name="Tabla1.A1" style:family="table-cell">
      <style:table-cell-properties style:vertical-align="middle" fo:padding="0.049cm" fo:border="none"/>
    </style:style>
    <style:style style:name="P1" style:family="paragraph" style:parent-style-name="Heading_20_3">
      <style:paragraph-properties fo:margin-left="0cm" fo:margin-right="0cm" fo:text-indent="0cm" style:auto-text-indent="false"/>
    </style:style>
    <style:style style:name="P2" style:family="paragraph" style:parent-style-name="Heading_20_4">
      <style:paragraph-properties fo:margin-left="0cm" fo:margin-right="0cm" fo:text-indent="0cm" style:auto-text-indent="false"/>
    </style:style>
    <style:style style:name="P3" style:family="paragraph" style:parent-style-name="Table_20_Contents">
      <style:paragraph-properties fo:margin-left="0cm" fo:margin-right="0cm" fo:text-indent="0cm" style:auto-text-indent="false"/>
    </style:style>
    <style:style style:name="P4" style:family="paragraph" style:parent-style-name="Table_20_Heading">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margin-top="0cm" fo:margin-bottom="0cm" style:contextual-spacing="false" fo:text-indent="0cm" style:auto-text-indent="false"/>
    </style:style>
    <style:style style:name="P7" style:family="paragraph" style:parent-style-name="Text_20_body">
      <style:paragraph-properties fo:margin-left="0cm" fo:margin-right="0cm" fo:margin-top="0cm" fo:margin-bottom="0cm" style:contextual-spacing="false" fo:text-indent="0cm" style:auto-text-indent="false" style:writing-mode="lr-tb"/>
    </style:style>
    <style:style style:name="P8" style:family="paragraph" style:parent-style-name="Text_20_body" style:list-style-name="L1">
      <style:paragraph-properties fo:margin-left="0cm" fo:margin-right="0cm" fo:margin-top="0cm" fo:margin-bottom="0cm" style:contextual-spacing="false" fo:text-indent="0cm" style:auto-text-indent="false"/>
    </style:style>
    <style:style style:name="P9" style:family="paragraph" style:parent-style-name="Text_20_body" style:list-style-name="L1">
      <style:paragraph-properties fo:margin-left="0cm" fo:margin-right="0cm" fo:text-indent="0cm" style:auto-text-indent="false"/>
    </style:style>
    <style:style style:name="P10" style:family="paragraph" style:parent-style-name="Text_20_body" style:list-style-name="L2">
      <style:paragraph-properties fo:margin-left="0cm" fo:margin-right="0cm" fo:margin-top="0cm" fo:margin-bottom="0cm" style:contextual-spacing="false" fo:text-indent="0cm" style:auto-text-indent="false"/>
    </style:style>
    <style:style style:name="P11" style:family="paragraph" style:parent-style-name="Text_20_body" style:list-style-name="L2">
      <style:paragraph-properties fo:margin-left="0cm" fo:margin-right="0cm" fo:text-indent="0cm" style:auto-text-indent="false"/>
    </style:style>
    <style:style style:name="T1" style:family="text">
      <style:text-properties officeooo:rsid="001b89ea"/>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1. ¿Qué es un Dockerfile?</text:span></text:h>
      <text:p text:style-name="P5">Un <text:span text:style-name="Strong_20_Emphasis">Dockerfile </text:span>es un archivo de texto que contiene instrucciones para construir una imagen de Docker. Define el entorno necesario para ejecutar una aplicación dentro de un contenedor, incluyendo la instalación de dependencias, la configuración del sistema y la ejecución de comandos. Las instrucciones más comunes en un Dockerfile son:</text:p>
      <text:list text:style-name="L1">
        <text:list-item>
          <text:p text:style-name="P8"><text:span text:style-name="Source_20_Text">FROM</text:span>: Especifica la imagen base.</text:p>
        </text:list-item>
        <text:list-item>
          <text:p text:style-name="P8"><text:span text:style-name="Source_20_Text">RUN</text:span>: Ejecuta comandos durante la construcción de la imagen.</text:p>
        </text:list-item>
        <text:list-item>
          <text:p text:style-name="P8"><text:span text:style-name="Source_20_Text">COPY</text:span>: Copia archivos desde el host al contenedor.</text:p>
        </text:list-item>
        <text:list-item>
          <text:p text:style-name="P9"><text:span text:style-name="Source_20_Text">CMD</text:span>: Define el comando predeterminado que se ejecutará cuando el contenedor arranque.</text:p>
        </text:list-item>
      </text:list>
      <text:p text:style-name="Horizontal_20_Line"/>
      <text:h text:style-name="P1" text:outline-level="3"><text:span text:style-name="Strong_20_Emphasis">2. Estructura del proyecto</text:span></text:h>
      <text:p text:style-name="P5">El proyecto tendrá la siguiente estructura:</text:p>
      <text:section text:style-name="Sect1" text:name="code-textarea-4a7d100e-df07-4a54-8815-e6c0b1c9ec67-12">
        <text:p text:style-name="P6"/>
        <text:p text:style-name="P6">proyecto-flask/</text:p>
        <text:p text:style-name="P6">├── app.py # Código principal de la aplicación Flask</text:p>
        <text:p text:style-name="P6">├── requirements.txt # Dependencias de Python</text:p>
        <text:p text:style-name="P6">├── Dockerfile # Archivo para construir la imagen Docker</text:p>
        <text:p text:style-name="P6">└── db.sqlite3 # Base de datos SQLite (se generará automáticamente)</text:p>
      </text:section>
      <text:section text:style-name="Sect1" text:name="plt-canvas-4a7d100e-df07-4a54-8815-e6c0b1c9ec67-12">
        <text:p text:style-name="P5"/>
      </text:section>
      <text:p text:style-name="Horizontal_20_Line"/>
      <text:h text:style-name="P1" text:outline-level="3"><text:span text:style-name="Strong_20_Emphasis">3. Implementación</text:span></text:h>
      <text:h text:style-name="P2" text:outline-level="4"><text:span text:style-name="Strong_20_Emphasis">Archivo </text:span><text:span text:style-name="Strong_20_Emphasis"><text:span text:style-name="Source_20_Text">requirements.txt</text:span></text:span></text:h>
      <text:p text:style-name="P5">Este archivo define las dependencias necesarias para la aplicación. Incluye Flask y SQLite.</text:p>
      <text:p text:style-name="P7"/>
      <text:section text:style-name="Sect1" text:name="code-textarea-4a7d100e-df07-4a54-8815-e6c0b1c9ec67-19">
        <text:p text:style-name="P7">Flask==2.3.2</text:p>
      </text:section>
      <text:section text:style-name="Sect1" text:name="plt-canvas-4a7d100e-df07-4a54-8815-e6c0b1c9ec67-19">
        <text:p text:style-name="P7"/>
      </text:section>
      <text:p text:style-name="Horizontal_20_Line"/>
      <text:h text:style-name="P2" text:outline-level="4"><text:span text:style-name="Strong_20_Emphasis">Archivo </text:span><text:span text:style-name="Strong_20_Emphasis"><text:span text:style-name="Source_20_Text">app.py</text:span></text:span></text:h>
      <text:p text:style-name="P5">Este es el código principal de la aplicación Flask. Define las tres APIs (<text:span text:style-name="Source_20_Text">presión</text:span>, <text:span text:style-name="Source_20_Text">temperatura</text:span> y <text:span text:style-name="Source_20_Text">humedad</text:span>) y genera datos aleatorios cada 60 segundos. <text:span text:style-name="T1">OJO!!!!!! es python, riguroso en la sangría (indentación). Copy/paste puede dar lugar a errores. </text:span></text:p>
      <text:p text:style-name="P7"/>
      <text:section text:style-name="Sect1" text:name="code-textarea-4a7d100e-df07-4a54-8815-e6c0b1c9ec67-25">
        <text:p text:style-name="P7">from flask import Flask, jsonify</text:p>
        <text:p text:style-name="P7">import sqlite3</text:p>
        <text:p text:style-name="P7">import random</text:p>
        <text:p text:style-name="P7">import threading</text:p>
        <text:p text:style-name="P7">import time</text:p>
        <text:p text:style-name="P7"/>
        <text:p text:style-name="P7"><text:soft-page-break/>app = Flask(__name__)</text:p>
        <text:p text:style-name="P7">DATABASE = "db.sqlite3"</text:p>
        <text:p text:style-name="P7"/>
        <text:p text:style-name="P7"># Función para inicializar la base de datos</text:p>
        <text:p text:style-name="P7">def init_db():</text:p>
        <text:p text:style-name="P7"><text:s text:c="4"/>conn = sqlite3.connect(DATABASE)</text:p>
        <text:p text:style-name="P7"><text:s text:c="4"/>cursor = conn.cursor()</text:p>
        <text:p text:style-name="P7"><text:s text:c="4"/>cursor.execute("""</text:p>
        <text:p text:style-name="P7"><text:s text:c="8"/>CREATE TABLE IF NOT EXISTS readings (</text:p>
        <text:p text:style-name="P7"><text:s text:c="12"/>id INTEGER PRIMARY KEY AUTOINCREMENT,</text:p>
        <text:p text:style-name="P7"><text:s text:c="12"/>tipo TEXT NOT NULL,</text:p>
        <text:p text:style-name="P7"><text:s text:c="12"/>valor REAL NOT NULL,</text:p>
        <text:p text:style-name="P7"><text:s text:c="12"/>timestamp DATETIME DEFAULT CURRENT_TIMESTAMP</text:p>
        <text:p text:style-name="P7"><text:s text:c="8"/>)</text:p>
        <text:p text:style-name="P7"><text:s text:c="4"/>""")</text:p>
        <text:p text:style-name="P7"><text:s text:c="4"/>conn.commit()</text:p>
        <text:p text:style-name="P7"><text:s text:c="4"/>conn.close()</text:p>
        <text:p text:style-name="P7"/>
        <text:p text:style-name="P7"># Función para insertar datos en la base de datos</text:p>
        <text:p text:style-name="P7">def insert_reading(tipo, valor):</text:p>
        <text:p text:style-name="P7"><text:s text:c="4"/>conn = sqlite3.connect(DATABASE)</text:p>
        <text:p text:style-name="P7"><text:s text:c="4"/>cursor = conn.cursor()</text:p>
        <text:p text:style-name="P7"><text:s text:c="4"/>cursor.execute("INSERT INTO readings (tipo, valor) VALUES (?, ?)", (tipo, valor))</text:p>
        <text:p text:style-name="P7"><text:s text:c="4"/>conn.commit()</text:p>
        <text:p text:style-name="P7"><text:s text:c="4"/>conn.close()</text:p>
        <text:p text:style-name="P7"/>
        <text:p text:style-name="P7"># Función para obtener los datos más recientes</text:p>
        <text:p text:style-name="P7">def get_latest_reading(tipo):</text:p>
        <text:p text:style-name="P7"><text:s text:c="4"/>conn = sqlite3.connect(DATABASE)</text:p>
        <text:p text:style-name="P7"><text:s text:c="4"/>cursor = conn.cursor()</text:p>
        <text:p text:style-name="P7"><text:s text:c="4"/>cursor.execute("SELECT valor, timestamp FROM readings WHERE tipo = ? ORDER BY timestamp DESC LIMIT 1", (tipo,))</text:p>
        <text:p text:style-name="P7"><text:s text:c="4"/>result = cursor.fetchone()</text:p>
        <text:p text:style-name="P7"><text:s text:c="4"/>conn.close()</text:p>
        <text:p text:style-name="P7"><text:s text:c="4"/>return result</text:p>
        <text:p text:style-name="P7"/>
        <text:p text:style-name="P7"># Generar datos aleatorios cada 60 segundos</text:p>
        <text:p text:style-name="P7">def generate_data():</text:p>
        <text:p text:style-name="P7"><text:s text:c="4"/>while True:</text:p>
        <text:p text:style-name="P7"><text:s text:c="8"/>pressure = round(random.uniform(900, 1100), 2) <text:s/># Presión entre 900 y 1100 hPa</text:p>
        <text:p text:style-name="P7"><text:s text:c="8"/>temperature = round(random.uniform(-10, 40), 2) <text:s/># Temperatura entre -10 y 40 °C</text:p>
        <text:p text:style-name="P7"><text:s text:c="8"/>humidity = round(random.uniform(0, 100), 2) <text:s/># Humedad entre 0% y 100%</text:p>
        <text:p text:style-name="P7"/>
        <text:p text:style-name="P7"><text:s text:c="8"/>insert_reading("pressure", pressure)</text:p>
        <text:p text:style-name="P7"><text:s text:c="8"/>insert_reading("temperature", temperature)</text:p>
        <text:p text:style-name="P7"><text:s text:c="8"/>insert_reading("humidity", humidity)</text:p>
        <text:p text:style-name="P7"><text:soft-page-break/></text:p>
        <text:p text:style-name="P7"><text:s text:c="8"/>time.sleep(60)</text:p>
        <text:p text:style-name="P7"/>
        <text:p text:style-name="P7"># Rutas de la API</text:p>
        <text:p text:style-name="P7">@app.route("/api/pressure", methods=["GET"])</text:p>
        <text:p text:style-name="P7">def api_pressure():</text:p>
        <text:p text:style-name="P7"><text:s text:c="4"/>reading = get_latest_reading("pressure")</text:p>
        <text:p text:style-name="P7"><text:s text:c="4"/>if reading:</text:p>
        <text:p text:style-name="P7"><text:s text:c="8"/>return jsonify({"tipo": "presión", "valor": reading[0], "timestamp": reading[1]})</text:p>
        <text:p text:style-name="P7"><text:s text:c="4"/>return jsonify({"error": "No hay datos disponibles"}), 404</text:p>
        <text:p text:style-name="P7"/>
        <text:p text:style-name="P7">@app.route("/api/temperature", methods=["GET"])</text:p>
        <text:p text:style-name="P7">def api_temperature():</text:p>
        <text:p text:style-name="P7"><text:s text:c="4"/>reading = get_latest_reading("temperature")</text:p>
        <text:p text:style-name="P7"><text:s text:c="4"/>if reading:</text:p>
        <text:p text:style-name="P7"><text:s text:c="8"/>return jsonify({"tipo": "temperatura", "valor": reading[0], "timestamp": reading[1]})</text:p>
        <text:p text:style-name="P7"><text:s text:c="4"/>return jsonify({"error": "No hay datos disponibles"}), 404</text:p>
        <text:p text:style-name="P7"/>
        <text:p text:style-name="P7">@app.route("/api/humidity", methods=["GET"])</text:p>
        <text:p text:style-name="P7">def api_humidity():</text:p>
        <text:p text:style-name="P7"><text:s text:c="4"/>reading = get_latest_reading("humidity")</text:p>
        <text:p text:style-name="P7"><text:s text:c="4"/>if reading:</text:p>
        <text:p text:style-name="P7"><text:s text:c="8"/>return jsonify({"tipo": "humedad", "valor": reading[0], "timestamp": reading[1]})</text:p>
        <text:p text:style-name="P7"><text:s text:c="4"/>return jsonify({"error": "No hay datos disponibles"}), 404</text:p>
        <text:p text:style-name="P7"/>
        <text:p text:style-name="P7"># Inicializar la base de datos y comenzar a generar datos</text:p>
        <text:p text:style-name="P7">if __name__ == "__main__":</text:p>
        <text:p text:style-name="P7"><text:s text:c="4"/>init_db()</text:p>
        <text:p text:style-name="P7"><text:s text:c="4"/>threading.Thread(target=generate_data, daemon=True).start()</text:p>
        <text:p text:style-name="P7"><text:s text:c="4"/>app.run(host="0.0.0.0", port=5000)</text:p>
      </text:section>
      <text:section text:style-name="Sect1" text:name="plt-canvas-4a7d100e-df07-4a54-8815-e6c0b1c9ec67-25">
        <text:p text:style-name="P7"/>
      </text:section>
      <text:p text:style-name="Horizontal_20_Line"/>
      <text:h text:style-name="P2" text:outline-level="4"><text:span text:style-name="Strong_20_Emphasis">Archivo </text:span><text:span text:style-name="Strong_20_Emphasis"><text:span text:style-name="Source_20_Text">Dockerfile</text:span></text:span></text:h>
      <text:p text:style-name="P5">Este archivo define cómo construir la imagen Docker basada en Alpine Linux.</text:p>
      <text:p text:style-name="P7"/>
      <text:section text:style-name="Sect1" text:name="code-textarea-4a7d100e-df07-4a54-8815-e6c0b1c9ec67-31">
        <text:p text:style-name="P7"># Usar Alpine como imagen base</text:p>
        <text:p text:style-name="P7">FROM alpine:latest</text:p>
        <text:p text:style-name="P7"/>
        <text:p text:style-name="P7"># Instalar dependencias básicas</text:p>
        <text:p text:style-name="P7">RUN apk add --no-cache python3 py3-pip bash</text:p>
        <text:p text:style-name="P7"/>
        <text:p text:style-name="P7"># Crear directorio de trabajo</text:p>
        <text:p text:style-name="P7">WORKDIR /app</text:p>
        <text:p text:style-name="P7"/>
        <text:p text:style-name="P7"><text:soft-page-break/># Copiar archivos necesarios</text:p>
        <text:p text:style-name="P7">COPY requirements.txt .</text:p>
        <text:p text:style-name="P7">COPY app.py .</text:p>
        <text:p text:style-name="P7"/>
        <text:p text:style-name="P7"># Instalar dependencias de Python</text:p>
        <text:p text:style-name="P7">RUN pip3 install --no-cache-dir -r requirements.txt</text:p>
        <text:p text:style-name="P7"/>
        <text:p text:style-name="P7"># Exponer el puerto 5000</text:p>
        <text:p text:style-name="P7">EXPOSE 5000</text:p>
        <text:p text:style-name="P7"/>
        <text:p text:style-name="P7"># Comando para iniciar la aplicación</text:p>
        <text:p text:style-name="P7">CMD ["python3", "app.py"]</text:p>
      </text:section>
      <text:section text:style-name="Sect1" text:name="plt-canvas-4a7d100e-df07-4a54-8815-e6c0b1c9ec67-31">
        <text:p text:style-name="P7"/>
      </text:section>
      <text:p text:style-name="Horizontal_20_Line"/>
      <text:h text:style-name="P1" text:outline-level="3"><text:span text:style-name="Strong_20_Emphasis">4. Documentación de la API</text:span></text:h>
      <text:p text:style-name="P5">La API tiene tres endpoints accesibles mediante el método GET:</text:p>
      <table:table table:name="Tabla1" table:style-name="Tabla1">
        <table:table-column table:style-name="Tabla1.A"/>
        <table:table-column table:style-name="Tabla1.B"/>
        <table:table-header-rows>
          <table:table-row>
            <table:table-cell table:style-name="Tabla1.A1" office:value-type="string">
              <text:p text:style-name="P4">Endpoint</text:p>
            </table:table-cell>
            <table:table-cell table:style-name="Tabla1.A1" office:value-type="string">
              <text:p text:style-name="P4">Descripción</text:p>
            </table:table-cell>
          </table:table-row>
        </table:table-header-rows>
        <table:table-row>
          <table:table-cell table:style-name="Tabla1.A1" office:value-type="string">
            <text:p text:style-name="P3"><text:span text:style-name="Source_20_Text">/api/pressure</text:span></text:p>
          </table:table-cell>
          <table:table-cell table:style-name="Tabla1.A1" office:value-type="string">
            <text:p text:style-name="P3">Devuelve la última lectura de presión en formato JSON.</text:p>
          </table:table-cell>
        </table:table-row>
        <table:table-row>
          <table:table-cell table:style-name="Tabla1.A1" office:value-type="string">
            <text:p text:style-name="P3"><text:span text:style-name="Source_20_Text">/api/temperature</text:span></text:p>
          </table:table-cell>
          <table:table-cell table:style-name="Tabla1.A1" office:value-type="string">
            <text:p text:style-name="P3">Devuelve la última lectura de temperatura en formato JSON.</text:p>
          </table:table-cell>
        </table:table-row>
        <table:table-row>
          <table:table-cell table:style-name="Tabla1.A1" office:value-type="string">
            <text:p text:style-name="P3"><text:span text:style-name="Source_20_Text">/api/humidity</text:span></text:p>
          </table:table-cell>
          <table:table-cell table:style-name="Tabla1.A1" office:value-type="string">
            <text:p text:style-name="P3">Devuelve la última lectura de humedad en formato JSON.</text:p>
          </table:table-cell>
        </table:table-row>
      </table:table>
      <text:p text:style-name="P5">Ejemplo de respuesta:</text:p>
      <text:p text:style-name="P7"/>
      <text:section text:style-name="Sect1" text:name="code-textarea-4a7d100e-df07-4a54-8815-e6c0b1c9ec67-40">
        <text:p text:style-name="P7">{</text:p>
        <text:p text:style-name="P7">"tipo": "presión",</text:p>
        <text:p text:style-name="P7">"valor": 1013.25,</text:p>
        <text:p text:style-name="P7">"timestamp": "2023-10-01T12:34:56"</text:p>
        <text:p text:style-name="P7">}</text:p>
      </text:section>
      <text:section text:style-name="Sect1" text:name="plt-canvas-4a7d100e-df07-4a54-8815-e6c0b1c9ec67-40">
        <text:p text:style-name="P7"/>
      </text:section>
      <text:p text:style-name="Horizontal_20_Line"/>
      <text:h text:style-name="P1" text:outline-level="3"><text:span text:style-name="Strong_20_Emphasis">5. Construcción y ejecución del contenedor</text:span></text:h>
      <text:h text:style-name="P2" text:outline-level="4">Paso 1: Construir la imagen Docker</text:h>
      <text:p text:style-name="P5">En el directorio del proyecto, ejecuta:</text:p>
      <text:p text:style-name="P7"/>
      <text:section text:style-name="Sect1" text:name="code-textarea-4a7d100e-df07-4a54-8815-e6c0b1c9ec67-47">
        <text:p text:style-name="P7">docker build -t flask-alpine-app .</text:p>
      </text:section>
      <text:section text:style-name="Sect1" text:name="plt-canvas-4a7d100e-df07-4a54-8815-e6c0b1c9ec67-47">
        <text:p text:style-name="P7"/>
      </text:section>
      <text:h text:style-name="P2" text:outline-level="4">Paso 2: Ejecutar el contenedor</text:h>
      <text:p text:style-name="P5">Inicia el contenedor mapeando el puerto 5000:</text:p>
      <text:p text:style-name="P7"/>
      <text:section text:style-name="Sect1" text:name="code-textarea-4a7d100e-df07-4a54-8815-e6c0b1c9ec67-52">
        <text:p text:style-name="P7">docker run -d -p 5000:5000 --name flask-app flask-alpine-app</text:p>
      </text:section>
      <text:section text:style-name="Sect1" text:name="plt-canvas-4a7d100e-df07-4a54-8815-e6c0b1c9ec67-52">
        <text:p text:style-name="P7"/>
      </text:section>
      <text:h text:style-name="P2" text:outline-level="4"><text:soft-page-break/>Paso 3: Probar la API</text:h>
      <text:p text:style-name="P5">Accede a las APIs desde tu navegador o usando <text:span text:style-name="Source_20_Text">curl</text:span>:</text:p>
      <text:p text:style-name="P7"/>
      <text:section text:style-name="Sect1" text:name="code-textarea-4a7d100e-df07-4a54-8815-e6c0b1c9ec67-57">
        <text:p text:style-name="P7">curl http://localhost:5000/api/pressure</text:p>
        <text:p text:style-name="P7">curl http://localhost:5000/api/temperature</text:p>
        <text:p text:style-name="P7">curl http://localhost:5000/api/humidity</text:p>
      </text:section>
      <text:section text:style-name="Sect1" text:name="plt-canvas-4a7d100e-df07-4a54-8815-e6c0b1c9ec67-57">
        <text:p text:style-name="P7"/>
      </text:section>
      <text:p text:style-name="Horizontal_20_Line"/>
      <text:h text:style-name="P1" text:outline-level="3"><text:span text:style-name="Strong_20_Emphasis">6. Resultado esperado</text:span></text:h>
      <text:list text:style-name="L2">
        <text:list-item>
          <text:p text:style-name="P10">La aplicación generará datos aleatorios de presión, temperatura y humedad cada 60 segundos y los almacenará en la base de datos SQLite.</text:p>
        </text:list-item>
        <text:list-item>
          <text:p text:style-name="P10">Las APIs estarán disponibles para consultar los datos más recientes.</text:p>
        </text:list-item>
        <text:list-item>
          <text:p text:style-name="P11">Todo funcionará dentro de un contenedor ligero basado en Alpine Linux.</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6:48:47.962380572</meta:creation-date>
    <meta:print-date>2025-03-30T17:03:53.253056028</meta:print-date>
    <meta:printed-by>Archivos PDF</meta:printed-by>
    <dc:date>2025-03-30T17:53:39.792777734</dc:date>
    <meta:editing-duration>PT39M56S</meta:editing-duration>
    <meta:editing-cycles>1</meta:editing-cycles>
    <meta:document-statistic meta:table-count="1" meta:image-count="0" meta:object-count="0" meta:page-count="5" meta:paragraph-count="138" meta:word-count="727" meta:character-count="5623" meta:non-whitespace-character-count="4776"/>
    <meta:generator>LibreOffice/24.2.2.2$Linux_X86_64 LibreOffice_project/d56cc158d8a96260b836f100ef4b4ef25d6f1a01</meta:generator>
  </office:meta>
</office:document-meta>
</file>